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text-line-through-style="solid"/>
  </style:style>
  <style:style style:name="T2" style:family="text">
    <style:text-properties fo:font-style="italic" style:font-style-asian="italic" style:font-style-complex="italic"/>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office:body>
    <office:text>
      <text:h text:style-name="Title">Curriculum Vitae</text:h>
      <text:p text:style-name="Title">Matías Mirabelli</text:p>
      <text:p text:style-name="Horizontal_20_Line"/>
      <text:h text:style-name="Heading_20_2" text:outline-level="2">Sobre mi</text:h>
      <text:p text:style-name="First_20_paragraph">Soy desarrollador de software y tengo más de diez años de experiencia en la industria. Me especialicé en el desarrollo de aplicaciones web. Desarrollé sitios web, aplicaciones clásicas request/response, aplicaciones ricas con gran cantidad de componentes e interacción de los usuarios, servicios de backend, servicios de infraestructura como colas y caches, y herramientas inteligencia de negocio y análisis de datos, entre otras cosas. Trabajé con arquitecturas de web services (SOAP), microservicios (REST), web sockets, y request/response clásicos (MVC, streaming), entre otras. Tengo experiencia en la integración con APIs de proveedores y diferentes orígenes de datos.</text:p>
      <text:p text:style-name="Text_20_body">En desarrollo de backend, trabajé con varios stacks de frameworks en <text:span text:style-name="T1">PHP</text:span>, Java, Scala, Kotlin y NodeJS. Entre los problemas comunes de backend que resolví, puedo mencionar autenticación, sesiones, transaccionalidad, acceso a datos, búsqueda de texto libre, manejo de operaciones asincrónicas, gestión y compresión de recursos estáticos (JavaScript, CSS, imágenes, videos, etc.), soporte de idiomas, geolocalización, clusterización de procesamiento y de datos, storage de contenido, seguridad de datos, entre otras cosas.</text:p>
      <text:p text:style-name="Text_20_body">En desarrollo frontend, considero más importante el diseño de arquitectura que el conocimiento específico de frameworks. Entre los problemas de arquitectura comunes que resolví puedo destacar el diseño de componentes reutilizables, la optimización de recursos en favor de la experiencia del usuario, el manejo de operaciones cross-domain, la personalización, el desarrollo progresivo y activación de features por usuario, el manejo y la persitencia de estado, soporte de idiomas, entre otras cosas. Algunos de los frameworks y utilidades que usé son jQuery, underscore.js, backbone, angularjs, knockoutjs, jqueryUI, y lessCSS.</text:p>
      <text:p text:style-name="Text_20_body">Valoro el trabajo en equipo y las prácticas para garantizar la calidad: desarrollar en base a principios, buenas prácticas y convenciones, hacer reviews de código, construir conocimiento común a través del diálogo y el diseño de soluciones, adoptar metodologías de organización cuando es necesario. Pienso que poner a las personas sobre los procesos es la clave del éxito de cualquier proyecto.</text:p>
      <text:p text:style-name="Text_20_body">Apoyo la filosofía del software libre. Participo en la comunidad y trato de usar y contribuir al software libre cuando es posible. En mi tiempo libre desarrollo herramientas sociales para fomentar la transparencia gubernamental, la organización social y la toma de decisiones colectivas. Estudio Antropología Social y Cultural en la Universidad de San Martín y desarrollé varias herramientas como parte de mis investigaciones sobre política y movimientos sociales.</text:p>
      <text:p text:style-name="Horizontal_20_Line"/>
      <text:h text:style-name="Heading_20_2" text:outline-level="2">Links</text:h>
      <text:list text:style-name="L1">
        <text:list-item>
          <text:p text:style-name="P1">Github: https://github.com/seykron</text:p>
        </text:list-item>
        <text:list-item>
          <text:p text:style-name="P1">Resume: http://seykron.github.io/cv</text:p>
        </text:list-item>
        <text:list-item>
          <text:p text:style-name="P1">Twitter: https://twitter.com/matias_mi</text:p>
        </text:list-item>
      </text:list>
      <text:p text:style-name="Horizontal_20_Line"/>
      <text:h text:style-name="Heading_20_2" text:outline-level="2">Idiomas</text:h>
      <text:list text:style-name="L2">
        <text:list-item>
          <text:p text:style-name="P2">Español (idioma materno)</text:p>
        </text:list-item>
        <text:list-item>
          <text:p text:style-name="P2">English (upper-intermediate)</text:p>
        </text:list-item>
        <text:list-item>
          <text:p text:style-name="P2">Esperanto (progresanta)</text:p>
        </text:list-item>
      </text:list>
      <text:p text:style-name="Horizontal_20_Line"/>
      <text:h text:style-name="Heading_20_2" text:outline-level="2">Experiencia en desarrollo de software</text:h>
      <text:h text:style-name="Heading_20_3" text:outline-level="3">Freelance (2004 - 2006)</text:h>
      <text:p text:style-name="First_20_paragraph">Mis primeros trabajos fueron como freelance. Entre los proyectos destacables estuvieron el sitio corporativo del laboratorio Labyes y un sistema de gestión de viajes para una remisería en Visual Basic. En esta misma época también desarrollé varios sitios utilizando Wordpress y Drupal.</text:p>
      <text:p text:style-name="Text_20_body"><text:span text:style-name="T2">Tecnologías: PHP, HTML, CSS, JavaScript, Visual Basic, MS Access, Symfony 1.0</text:span></text:p>
      <text:h text:style-name="Heading_20_3" text:outline-level="3">Netic infoservicios (2006)</text:h>
      <text:p text:style-name="First_20_paragraph">Luego de finalizar la escuela secundaria, comencé a trabajar como programador Visual Basic en una pequeña empresa que vendía un producto de SEO (posicionamiento en motores de búsqueda). En esta empresa yo era el único programador y con muy pocas herramientas tuve que resolver problemas de arquitectura y distribución. El producto era una suite de aplicaciones que interactuaban entre ellas para generar micrositios con diferentes contenidos, y se distribuía como un paquete instalable. Dejé este trabajo porque el dueño de la empresa me pidió reiteradamente que facture menos de lo que estaba cobrando.</text:p>
      <text:p text:style-name="Text_20_body"><text:span text:style-name="T2">Tecnologías: Visual Basic, MS Access, </text:span><text:a xlink:type="simple" xlink:href="https://en.wikipedia.org/wiki/Nullsoft_Scriptable_Install_System" office:name=""><text:span text:style-name="Definition"><text:span text:style-name="T2">NSIS</text:span></text:span></text:a></text:p>
      <text:h text:style-name="Heading_20_3" text:outline-level="3">W3americas (2006 - 2007)</text:h>
      <text:p text:style-name="First_20_paragraph">Mi siguiente trabajo fue en W3, una consultora de sistemas dedicada al desarrollo y mantenimiento web para terceros. Trabajé en el mantenimiento progresivo del sitio de Citibank Brasil. Participé en el rediseño completo del sitio, principalmente en el desarrollo de componentes que requerían integración con servicios de terceros como tablas de cotizaciones del mercado bursátil y cotizaciones de moneda, entre otras cosas.</text:p>
      <text:p text:style-name="Text_20_body">Fue mi primer contacto directo con clientes, ya que a menudo tenía que coordinar las tareas con las personas responsables en Brasil. Durante mi tiempo libre aprendía sobre diseño de sistemas y desarrollo de aplicaciones web en Java, lo que más tarde usaría en mi próximo trabajo. Dejé de trabajar en W3 porque se volvió monótono y prácticamente no había desarrollo, sino mantenimiento.</text:p>
      <text:p text:style-name="Text_20_body"><text:span text:style-name="T2">Tecnologías: SourceSafe, Perl, HTML, CSS, JavaScript</text:span></text:p>
      <text:h text:style-name="Heading_20_3" text:outline-level="3">CDA (2007 - 2009)</text:h>
      <text:p text:style-name="First_20_paragraph">Luego de dejar W3 trabajé como programador Java en CDA, una consultora de recursos humanos. Participé en el desarrollo de sistemas administrativos internos relacionados con personas (altas, bajas, vacaciones, etc), por lo que aprendí bastante sobre los procesos de RRHH. El desafío fue integrar diferentes bases de datos legacy, garantizar la consistencia entre distintos orígenes de datos, y aprender Adobe Flex, ya que el frontend de estas aplicaciones tenía que desarrollarse en esta tecnología. El backend lo desarrollé utilizando Java 1.6, Struts MVC y web services en la capa de aplicación, e Ibatis en la capa de acceso a datos.</text:p>
      <text:p text:style-name="Text_20_body">Tuve la oportunidad de desarrollar desde el comienzo un sistema de homologación para el Banco Francés, un cliente de la consultora. Este sistema de homologación era parte de los controles SOX que debía cumplir el banco para garantizar la trazabilidad de todos sus procesos. El desafío fue trabajar con Java 1.4, una base de datos sin soporte de integridad de datos (una versión antigua de Sybase), y un modelo de programación requerido por el banco basado en stored procedures. El frontend lo desarrollé en JSP. Aprendí sobre la gestión técnica de un proyecto de desarrollo, y resolví problemas de infraestructura relativos a acceso a datos, almacenamiento, y empaquetado y distribución de aplicaciones Java, entre otros.</text:p>
      <text:p text:style-name="Text_20_body"><text:span text:style-name="T2">Tecnologías: SVN, Ant, Java EE (v1.4/1.6 + Web Services), Sybase DB, Ibatis, Struts, JSP, HTML, CSS, JavaScript, Flex (ActionScript 3, Cairngorm), Websphere</text:span></text:p>
      <text:h text:style-name="Heading_20_3" text:outline-level="3">Globant (2009 - 2013)</text:h>
      <text:p text:style-name="First_20_paragraph">Mi siguiente trabajo fue en Globant, otra consultora de recursos humanos. Trabajé como desarrollador web en un proyecto de JWT, un cliente de la consultora dedicado a la comunicación y el marketing. El proyecto consistía en una reingeniería completa de un sistema de manejo de contenido. El sistema organizaba contenido digital como documentos, imágenes, y videos. Uno de los requisitos era que pudiera reutilizarse para diferentes clientes de la agencia, de manera que JWT pudiera revender el almacenamiento y la gestión de contenido a sus clientes. En este proyecto conocí un modelo de programación orientado a servicios, donde gran parte de la responsabilidad de la aplicación estaba delegada en el frontend.</text:p>
      <text:p text:style-name="Text_20_body">En Globant también tuve mi primera experiencia coordinando un equipo de desarrollo para JWT. Comenzamos un nuevo proyecto que buscaba resolver el problema de la fragmentación entre las agencias de JWT. A través de una red social de proyectos de marketing, las agencias en distintas partes del mundo podían presentar ideas creativas para estos proyectos, interactuar entre ellas, compartir contenido y conocer el trabajo de las demás. Para fomentar la participación, las ideas eran votadas por los mismos usuarios de la comunidad de JWT, y la más votada era la idea que se realizaría. Mi rol antes de comenzar el proyecto consistió en estimar el esfuerzo total del proyecto, configurar la infraestructura base para que el equipo pudiera trabajar sobre el código y acordar con el cliente la modalidad de entrega y seguimiento del proyecto.</text:p>
      <text:p text:style-name="Text_20_body">Luego de más de dos años de trabajar con JWT, comencé a trabajar con un nuevo cliente de la consultora: 55social. El desafío era construir una plataforma de social media para facilitar la gestión de contenido y campañas de marketing en redes sociales. Gracias a un pequeño y excelente equipo de desarrollo la primera versión del producto estuvo online en cuatro meses. Luego de dos años de desarrollo, la empresa se desvinculó de Globant y yo seguí trabajando para ellos.</text:p>
      <text:p text:style-name="Text_20_body"><text:span text:style-name="T2">Tecnologías: SVN, GIT, Maven, Java EE, MySQL, JackRabbit, Hibernate, Spring MVC, jawr, Freemarker, YahooUI, AWS, ImageMagick, FFMPeg</text:span></text:p>
      <text:h text:style-name="Heading_20_3" text:outline-level="3">55Social (2013 - 2015)</text:h>
      <text:p text:style-name="First_20_paragraph">55social fue una empresa de marketing digital cuyo mercado principal eran las agencias digitales de Brasil. La aplicación consistía en un gestor de contenido para crear y publicar campañas en Facebook, un gestor de múltiples cuentas para community management, y un sistema de métricas que se integraba con Facebook y Google Analytics para analizar el impacto de las campañas.</text:p>
      <text:p text:style-name="Text_20_body">Trabajé como desarrollador frontend y backend en el gestor de campañas y el motor de métricas respectivamente. En frontend el desafío fue generar un entorno de diseño muy personalizable para que agentes de marketing pudieran construir campañas en Facebook solamente configurando una serie de widgets. En cuanto al backend, el desafío fue generar un motor de métricas que pudiera extraer datos y procesarlos para mostrar diferentes tipos de gráficos que permitían analizar el impacto de las campañas.</text:p>
      <text:p text:style-name="Text_20_body">Durante casi toda mi experiencia en Globant y 55social también fui entrevistador y dicté varios talleres y capacitaciones sobre desarrollo web.</text:p>
      <text:p text:style-name="Text_20_body">Dejé 55social porque la empresa nunca llegó al break event y tuvo que cerrar.</text:p>
      <text:p text:style-name="Text_20_body"><text:span text:style-name="T2">Tecnologías: GIT, Maven, Java EE, Hibernate, Spring MVC, </text:span><text:a xlink:type="simple" xlink:href="https://github.com/katari/Katari" office:name=""><text:span text:style-name="Definition"><text:span text:style-name="T2">Katari</text:span></text:span></text:a><text:span text:style-name="T2">, Elastic Search, Freemarker, Social APIs (Facebook, Twitter, Google Plus), jQuery UI, </text:span><text:a xlink:type="simple" xlink:href="https://github.com/MegafonWebLab/histone-javascript" office:name=""><text:span text:style-name="Definition"><text:span text:style-name="T2">Histone</text:span></text:span></text:a><text:span text:style-name="T2">, </text:span><text:a xlink:type="simple" xlink:href="https://en.wikipedia.org/wiki/OOCSS" office:name=""><text:span text:style-name="Definition"><text:span text:style-name="T2">OOCSS</text:span></text:span></text:a><text:span text:style-name="T2">, AWS</text:span></text:p>
      <text:h text:style-name="Heading_20_3" text:outline-level="3">Despegar.com (2015 - ahora)</text:h>
      <text:p text:style-name="First_20_paragraph">Despegar.com es una agencia online de viajes. Trabajé exclusivamente en backend desarrollando microservicios.</text:p>
      <text:p text:style-name="Text_20_body">Los primeros dos años trabajé en el sector de ventas de vuelos. Tuve la oportunidad de reescribir el motor de booking de vuelos en Scala. Los desafíos fueron aprender el lenguaje, orquestar el flujo de booking que es considerablemente complejo, y soportar el throughput de ventas.</text:p>
      <text:p text:style-name="Text_20_body">En la actualidad trabajo en el sector de postventa de vuelos desarrollando el sistema de detección y procesamiento de cambios involuntarios o reprogramaciones de vuelos. Los desafíos son el manejo del flujo asincrónico (los proveedores notifican las reprogramaciones asincrónicamente), el manejo de fallos frente al usuario, y el análisis de datos de los proveedores (la consistencia es eventual ya que depende de las operaciones de las aerolineas).</text:p>
      <text:h text:style-name="Heading_20_3" text:outline-level="3">Software libre</text:h>
      <text:p text:style-name="First_20_paragraph">Durante años desarrollé, mantuve y colaboré en distintos proyectos de software libre. La lógica de organización de una comunidad de software libre es diferente a la de las empresas, y la experiencia de gestionar estos proyectos me ayudó a desarrollar una visión del liderazgo más crítica y orientada a la resolución de problemas a través de la colaboración. Muchos de los proyectos que empecé ya no existen, pero hay otros tantos que están publicados en github y me gustaría hacer algunos comentarios sobre los más relevantes.</text:p>
      <text:h text:style-name="Heading_20_4" text:outline-level="4">Yo los paro</text:h>
      <text:p text:style-name="First_20_paragraph"><text:a xlink:type="simple" xlink:href="http://yolosparo.org" office:name=""><text:span text:style-name="Definition">Yo los paro</text:span></text:a> es una campaña de concientización sobre las irregularidades de la nueva Ley de Hidrocarburos argentina que se aprobó en el 2014. El objetivo de la campaña fue promover la participación directa de las personas, de modo que sin ningún tipo de registro pudieran enviarle mensajes a los legisladores nacionales. La visión es convertir esta campaña en una <text:a xlink:type="simple" xlink:href="https://github.com/piratas-%20ar/yolosparo/tree/feature/support-multiple-campaigns" office:name=""><text:span text:style-name="Definition">plataforma de participación directa</text:span></text:a>.</text:p>
      <text:list text:style-name="L3">
        <text:list-item>
          <text:p text:style-name="P3"><text:a xlink:type="simple" xlink:href="https://github.com/piratas-ar/yolosparo" office:name=""><text:span text:style-name="Definition">Repositorio de Github</text:span></text:a></text:p>
        </text:list-item>
        <text:list-item>
          <text:p text:style-name="P3"><text:a xlink:type="simple" xlink:href="http://yolosparo.org" office:name=""><text:span text:style-name="Definition">Sitio</text:span></text:a></text:p>
        </text:list-item>
      </text:list>
      <text:p text:style-name="First_20_paragraph"><text:span text:style-name="T2">Tecnologías: Grunt, JavaScript (NodeJS), MySQL, ExpressJS, Handlebars</text:span></text:p>
      <text:h text:style-name="Heading_20_4" text:outline-level="4">Importador de datos legislativos</text:h>
      <text:p text:style-name="First_20_paragraph"><text:a xlink:type="simple" xlink:href="https://github.com/seykron/ogov-importer" office:name=""><text:span text:style-name="Definition">ogov-importer</text:span></text:a> obtiene todos los proyectos legislativos y los respectivos votos del Congreso Nacional Argentino desde el 2001 hasta la fecha, la lista de legisladores y las reuniones de comisión, entre otras cosas. El importador es genérico y está diseñado para hacer scrapping de sitios de forma rápida y eficiente.</text:p>
      <text:list text:style-name="L4">
        <text:list-item>
          <text:p text:style-name="P4"><text:a xlink:type="simple" xlink:href="https://github.com/seykron/ogov-importer" office:name=""><text:span text:style-name="Definition">Repositorio de Github</text:span></text:a></text:p>
        </text:list-item>
      </text:list>
      <text:p text:style-name="First_20_paragraph"><text:span text:style-name="T2">Tecnologías: Grunt, JavaScript (NodeJS), </text:span><text:a xlink:type="simple" xlink:href="https://github.com/cheeriojs/cheerio" office:name=""><text:span text:style-name="Definition"><text:span text:style-name="T2">Cheerio</text:span></text:span></text:a></text:p>
      <text:h text:style-name="Heading_20_4" text:outline-level="4">Paperhub</text:h>
      <text:p text:style-name="First_20_paragraph"><text:a xlink:type="simple" xlink:href="https://github.com/seykron/paperhub" office:name=""><text:span text:style-name="Definition">Paperhub</text:span></text:a> es una prueba de concepto para editar documentos colaborativamente y convertirlos a PDF leyendo los documentos directamente desde github. Utiliza <text:a xlink:type="simple" xlink:href="http://etherpad.org/" office:name=""><text:span text:style-name="Definition">etherpad</text:span></text:a> como editor colaborativo y <text:a xlink:type="simple" xlink:href="http://pandoc.org/" office:name=""><text:span text:style-name="Definition">pandoc</text:span></text:a> para exportar documentos a PDF.</text:p>
      <text:list text:style-name="L5">
        <text:list-item>
          <text:p text:style-name="P5"><text:a xlink:type="simple" xlink:href="https://github.com/seykron/paperhub" office:name=""><text:span text:style-name="Definition">Repositorio de Github</text:span></text:a></text:p>
        </text:list-item>
      </text:list>
      <text:p text:style-name="First_20_paragraph"><text:span text:style-name="T2">Tecnologías: JavaScript (NodeJS), Memcached, ExpressJS, Handlebars, Github API</text:span></text:p>
      <text:h text:style-name="Heading_20_4" text:outline-level="4">API para cliente de IRC</text:h>
      <text:p text:style-name="First_20_paragraph"><text:a xlink:type="simple" xlink:href="https://github.com/seykron/irc-client-api" office:name=""><text:span text:style-name="Definition">irc-client-api</text:span></text:a> permite conectarse a un servidor IRC desde el browser a través de una API de bajo nivel. Soporta diferentes transportes, por lo que se puede adaptar a distintos dispositivos o ambientes.</text:p>
      <text:list text:style-name="L6">
        <text:list-item>
          <text:p text:style-name="P6"><text:a xlink:type="simple" xlink:href="https://github.com/seykron/irc-client-api" office:name=""><text:span text:style-name="Definition">Repositorio de Github</text:span></text:a></text:p>
        </text:list-item>
      </text:list>
      <text:p text:style-name="First_20_paragraph"><text:span text:style-name="T2">Tecnologías: Grunt, JavaScript (NodeJS), WebSockets</text:span></text:p>
      <text:p text:style-name="Horizontal_20_Line"/>
      <text:h text:style-name="Heading_20_2" text:outline-level="2">Educación formal</text:h>
      <text:list text:style-name="L7">
        <text:list-item>
          <text:p text:style-name="P7">Universidad Nacional de San Martín (en curso) - <text:span text:style-name="T2">Lic. en Antropología Social y Cultural</text:span></text:p>
        </text:list-item>
        <text:list-item>
          <text:p text:style-name="P7">E.N.E.T N°17 D.E. 20 (2001 - 2006) - <text:span text:style-name="T2">Técnico Electrónico</text:span></text:p>
        </text:list-item>
        <text:list-item>
          <text:p text:style-name="P7">Alfonsina Storni (Escuela Primaria)</text:p>
        </text:list-item>
      </text:list>
      <text:p text:style-name="Horizontal_20_Line"/>
      <text:h text:style-name="Heading_20_2" text:outline-level="2">Contacto</text:h>
      <text:p text:style-name="First_20_paragraph">Pueden contactarme por email a <text:a xlink:type="simple" xlink:href="mailto:matt@spiria.me" office:name=""><text:span text:style-name="Definition">matt@spiria.me</text:span></text:a>. Referencias personales a ped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urriculum Vitae</dc:title>
  </office:meta>
</office:document-meta>
</file>